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47e58" officeooo:paragraph-rsid="00147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s:</text:p>
      <text:p text:style-name="P1"><text:a xlink:type="simple" xlink:href="https://www.mathworks.com/help/matlab/entering-commands.html" text:style-name="Internet_20_link" text:visited-style-name="Visited_20_Internet_20_Link">https://www.mathworks.com/help/matlab/entering-commands.html</text:a></text:p>
      <text:p text:style-name="P1"><text:a xlink:type="simple" xlink:href="https://www.mathworks.com/academia/books/matlab-attaway.html?s_tid=srchtitle" text:style-name="Internet_20_link" text:visited-style-name="Visited_20_Internet_20_Link">https://www.mathworks.com/academia/books/matlab-attaway.html?s_tid=srchtitle</text:a></text:p>
      <text:p text:style-name="P1"><text:a xlink:type="simple" xlink:href="https://www.freecodecamp.org/news/learn-matlab-with-this-crash-course/" text:style-name="Internet_20_link" text:visited-style-name="Visited_20_Internet_20_Link">https://www.freecodecamp.org/news/learn-matlab-with-this-crash-course/</text:a></text:p>
      <text:p text:style-name="P1"><text:a xlink:type="simple" xlink:href="http://math.loyola.edu/~loberbro/matlab/Beginners_guide_to_MATLAB.pdf" text:style-name="Internet_20_link" text:visited-style-name="Visited_20_Internet_20_Link">http://math.loyola.edu/~loberbro/matlab/Beginners_guide_to_MATLAB.pdf</text:a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1:50:31.377548586</meta:creation-date>
    <dc:date>2023-01-23T21:52:07.344676108</dc:date>
    <meta:editing-duration>PT1M36S</meta:editing-duration>
    <meta:editing-cycles>1</meta:editing-cycles>
    <meta:document-statistic meta:table-count="0" meta:image-count="0" meta:object-count="0" meta:page-count="1" meta:paragraph-count="5" meta:word-count="5" meta:character-count="285" meta:non-whitespace-character-count="285"/>
    <meta:generator>LibreOffice/7.4.3.2$MacOSX_X86_64 LibreOffice_project/1048a8393ae2eeec98dff31b5c133c5f1d08b890</meta:generator>
  </office:meta>
</office:document-meta>
</file>